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360ec4"/>
    </style:style>
    <style:style style:name="P2" style:family="paragraph" style:parent-style-name="Text_20_body">
      <style:text-properties officeooo:paragraph-rsid="004017b1"/>
    </style:style>
    <style:style style:name="P3" style:family="paragraph" style:parent-style-name="Text_20_body">
      <style:text-properties officeooo:rsid="004320c9" officeooo:paragraph-rsid="004320c9"/>
    </style:style>
    <style:style style:name="P4" style:family="paragraph" style:parent-style-name="Text_20_body">
      <style:text-properties officeooo:paragraph-rsid="004320c9"/>
    </style:style>
    <style:style style:name="P5" style:family="paragraph" style:parent-style-name="Text_20_body">
      <style:text-properties officeooo:rsid="0045be3d" officeooo:paragraph-rsid="0045be3d"/>
    </style:style>
    <style:style style:name="P6" style:family="paragraph" style:parent-style-name="Text_20_body">
      <style:text-properties officeooo:paragraph-rsid="004d9d57"/>
    </style:style>
    <style:style style:name="P7" style:family="paragraph" style:parent-style-name="Text_20_body">
      <style:text-properties officeooo:paragraph-rsid="0082ddac"/>
    </style:style>
    <style:style style:name="P8" style:family="paragraph" style:parent-style-name="Text_20_body">
      <style:text-properties officeooo:rsid="006c1e8c" officeooo:paragraph-rsid="0082ddac"/>
    </style:style>
    <style:style style:name="P9" style:family="paragraph" style:parent-style-name="Text_20_body">
      <style:text-properties officeooo:paragraph-rsid="0021ecf7"/>
    </style:style>
    <style:style style:name="P10" style:family="paragraph" style:parent-style-name="Heading_20_2">
      <style:text-properties style:font-name="Candara Light1" fo:font-weight="bold" style:font-weight-asian="bold" style:font-weight-complex="bold"/>
    </style:style>
    <style:style style:name="T1" style:family="text">
      <style:text-properties officeooo:rsid="0020e9e7"/>
    </style:style>
    <style:style style:name="T2" style:family="text">
      <style:text-properties officeooo:rsid="0021ecf7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fo:font-weight="normal" officeooo:rsid="003181e2" style:font-weight-asian="normal" style:font-weight-complex="normal"/>
    </style:style>
    <style:style style:name="T5" style:family="text">
      <style:text-properties style:font-name="Liberation Sans" fo:font-weight="normal" officeooo:rsid="00360ec4" style:font-weight-asian="normal" style:font-weight-complex="normal"/>
    </style:style>
    <style:style style:name="T6" style:family="text">
      <style:text-properties style:font-name="Liberation Sans" fo:font-weight="normal" officeooo:rsid="0037eaba" style:font-weight-asian="normal" style:font-weight-complex="normal"/>
    </style:style>
    <style:style style:name="T7" style:family="text">
      <style:text-properties style:font-name="Liberation Sans" fo:font-weight="normal" officeooo:rsid="0038820a" style:font-weight-asian="normal" style:font-weight-complex="normal"/>
    </style:style>
    <style:style style:name="T8" style:family="text">
      <style:text-properties style:font-name="Liberation Sans" fo:font-weight="normal" officeooo:rsid="003d5d41" style:font-weight-asian="normal" style:font-weight-complex="normal"/>
    </style:style>
    <style:style style:name="T9" style:family="text">
      <style:text-properties style:font-name="Liberation Sans" fo:font-weight="normal" officeooo:rsid="003e6ff0" style:font-weight-asian="normal" style:font-weight-complex="normal"/>
    </style:style>
    <style:style style:name="T10" style:family="text">
      <style:text-properties style:font-name="Liberation Sans" fo:font-weight="normal" officeooo:rsid="004017b1" style:font-weight-asian="normal" style:font-weight-complex="normal"/>
    </style:style>
    <style:style style:name="T11" style:family="text">
      <style:text-properties style:font-name="Liberation Sans" fo:font-weight="normal" officeooo:rsid="0040b337" style:font-weight-asian="normal" style:font-weight-complex="normal"/>
    </style:style>
    <style:style style:name="T12" style:family="text">
      <style:text-properties style:font-name="Liberation Sans" fo:font-weight="normal" officeooo:rsid="0053653c" style:font-weight-asian="normal" style:font-weight-complex="normal"/>
    </style:style>
    <style:style style:name="T13" style:family="text">
      <style:text-properties style:font-name="Liberation Sans" fo:font-weight="normal" officeooo:rsid="0053dd05" style:font-weight-asian="normal" style:font-weight-complex="normal"/>
    </style:style>
    <style:style style:name="T14" style:family="text">
      <style:text-properties style:font-name="Liberation Sans" fo:font-weight="normal" officeooo:rsid="004d9d57" style:font-weight-asian="normal" style:font-weight-complex="normal"/>
    </style:style>
    <style:style style:name="T15" style:family="text">
      <style:text-properties style:font-name="Liberation Sans" fo:font-weight="normal" officeooo:rsid="00752198" style:font-weight-asian="normal" style:font-weight-complex="normal"/>
    </style:style>
    <style:style style:name="T16" style:family="text">
      <style:text-properties style:font-name="Liberation Sans" fo:font-weight="normal" officeooo:rsid="0076c8b0" style:font-weight-asian="normal" style:font-weight-complex="normal"/>
    </style:style>
    <style:style style:name="T17" style:family="text">
      <style:text-properties style:font-name="Liberation Sans" fo:font-weight="normal" officeooo:rsid="0086d028" style:font-weight-asian="normal" style:font-weight-complex="normal"/>
    </style:style>
    <style:style style:name="T18" style:family="text">
      <style:text-properties style:font-name="Liberation Sans" officeooo:rsid="004d9d57"/>
    </style:style>
    <style:style style:name="T19" style:family="text">
      <style:text-properties style:font-name="Liberation Sans" fo:font-weight="bold" officeooo:rsid="00360ec4" style:font-weight-asian="bold" style:font-weight-complex="bold"/>
    </style:style>
    <style:style style:name="T20" style:family="text">
      <style:text-properties style:font-name="Liberation Sans" fo:font-weight="bold" officeooo:rsid="003d5d41" style:font-weight-asian="bold" style:font-weight-complex="bold"/>
    </style:style>
    <style:style style:name="T21" style:family="text">
      <style:text-properties style:font-name="Liberation Sans" fo:font-weight="bold" officeooo:rsid="0037eaba" style:font-weight-asian="bold" style:font-weight-complex="bold"/>
    </style:style>
    <style:style style:name="T22" style:family="text">
      <style:text-properties style:font-name="Liberation Sans" fo:font-weight="bold" officeooo:rsid="0038820a" style:font-weight-asian="bold" style:font-weight-complex="bold"/>
    </style:style>
    <style:style style:name="T23" style:family="text">
      <style:text-properties style:font-name="Liberation Sans" fo:font-weight="bold" officeooo:rsid="003e6ff0" style:font-weight-asian="bold" style:font-weight-complex="bold"/>
    </style:style>
    <style:style style:name="T24" style:family="text">
      <style:text-properties style:font-name="Liberation Sans" fo:font-weight="bold" officeooo:rsid="004017b1" style:font-weight-asian="bold" style:font-weight-complex="bold"/>
    </style:style>
    <style:style style:name="T25" style:family="text">
      <style:text-properties style:font-name="Liberation Sans" fo:font-weight="bold" officeooo:rsid="004d9d57" style:font-weight-asian="bold" style:font-weight-complex="bold"/>
    </style:style>
    <style:style style:name="T26" style:family="text">
      <style:text-properties style:font-name="Liberation Sans" fo:font-weight="bold" officeooo:rsid="0078943a" style:font-weight-asian="bold" style:font-weight-complex="bold"/>
    </style:style>
    <style:style style:name="T27" style:family="text">
      <style:text-properties style:font-name="Liberation Sans" fo:font-weight="bold" officeooo:rsid="0068df97" style:font-weight-asian="bold" style:font-weight-complex="bold"/>
    </style:style>
    <style:style style:name="T28" style:family="text">
      <style:text-properties style:font-name="Liberation Sans" fo:font-weight="bold" officeooo:rsid="0067bfa0" style:font-weight-asian="bold" style:font-weight-complex="bold"/>
    </style:style>
    <style:style style:name="T29" style:family="text">
      <style:text-properties style:font-name="Liberation Sans" fo:font-weight="bold" officeooo:rsid="0086d028" style:font-weight-asian="bold" style:font-weight-complex="bold"/>
    </style:style>
    <style:style style:name="T30" style:family="text">
      <style:text-properties style:font-name="Liberation Sans" officeooo:rsid="005c0bec"/>
    </style:style>
    <style:style style:name="T31" style:family="text">
      <style:text-properties style:font-name="Liberation Sans" officeooo:rsid="006253f8"/>
    </style:style>
    <style:style style:name="T32" style:family="text">
      <style:text-properties style:font-name="Liberation Sans" officeooo:rsid="00643eab"/>
    </style:style>
    <style:style style:name="T33" style:family="text">
      <style:text-properties officeooo:rsid="003434cc"/>
    </style:style>
    <style:style style:name="T34" style:family="text">
      <style:text-properties officeooo:rsid="0040b337"/>
    </style:style>
    <style:style style:name="T35" style:family="text">
      <style:text-properties officeooo:rsid="004258a5"/>
    </style:style>
    <style:style style:name="T36" style:family="text">
      <style:text-properties officeooo:rsid="004320c9"/>
    </style:style>
    <style:style style:name="T37" style:family="text">
      <style:text-properties officeooo:rsid="0044e42c"/>
    </style:style>
    <style:style style:name="T38" style:family="text">
      <style:text-properties officeooo:rsid="0045be3d"/>
    </style:style>
    <style:style style:name="T39" style:family="text">
      <style:text-properties officeooo:rsid="0046ec4e"/>
    </style:style>
    <style:style style:name="T40" style:family="text">
      <style:text-properties officeooo:rsid="0048db56"/>
    </style:style>
    <style:style style:name="T41" style:family="text">
      <style:text-properties officeooo:rsid="004c064d"/>
    </style:style>
    <style:style style:name="T42" style:family="text">
      <style:text-properties officeooo:rsid="004d9d57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1ecf7" style:font-weight-asian="bold" style:font-weight-complex="bold"/>
    </style:style>
    <style:style style:name="T45" style:family="text">
      <style:text-properties fo:font-weight="bold" officeooo:rsid="004258a5" style:font-weight-asian="bold" style:font-weight-complex="bold"/>
    </style:style>
    <style:style style:name="T46" style:family="text">
      <style:text-properties fo:font-weight="bold" officeooo:rsid="005567a5" style:font-weight-asian="bold" style:font-weight-complex="bold"/>
    </style:style>
    <style:style style:name="T47" style:family="text">
      <style:text-properties fo:font-weight="bold" officeooo:rsid="0056c599" style:font-weight-asian="bold" style:font-weight-complex="bold"/>
    </style:style>
    <style:style style:name="T48" style:family="text">
      <style:text-properties fo:font-weight="bold" officeooo:rsid="004320c9" style:font-weight-asian="bold" style:font-weight-complex="bold"/>
    </style:style>
    <style:style style:name="T49" style:family="text">
      <style:text-properties fo:font-weight="bold" officeooo:rsid="0044e42c" style:font-weight-asian="bold" style:font-weight-complex="bold"/>
    </style:style>
    <style:style style:name="T50" style:family="text">
      <style:text-properties fo:font-weight="bold" officeooo:rsid="0045be3d" style:font-weight-asian="bold" style:font-weight-complex="bold"/>
    </style:style>
    <style:style style:name="T51" style:family="text">
      <style:text-properties fo:font-weight="bold" officeooo:rsid="005a0ffc" style:font-weight-asian="bold" style:font-weight-complex="bold"/>
    </style:style>
    <style:style style:name="T52" style:family="text">
      <style:text-properties fo:font-weight="bold" officeooo:rsid="0046ec4e" style:font-weight-asian="bold" style:font-weight-complex="bold"/>
    </style:style>
    <style:style style:name="T53" style:family="text">
      <style:text-properties fo:font-weight="bold" officeooo:rsid="004c064d" style:font-weight-asian="bold" style:font-weight-complex="bold"/>
    </style:style>
    <style:style style:name="T54" style:family="text">
      <style:text-properties fo:font-weight="bold" officeooo:rsid="004d9d57" style:font-weight-asian="bold" style:font-weight-complex="bold"/>
    </style:style>
    <style:style style:name="T55" style:family="text">
      <style:text-properties fo:font-weight="bold" officeooo:rsid="00601268" style:font-weight-asian="bold" style:font-weight-complex="bold"/>
    </style:style>
    <style:style style:name="T56" style:family="text">
      <style:text-properties fo:font-weight="bold" officeooo:rsid="007b9864" style:font-weight-asian="bold" style:font-weight-complex="bold"/>
    </style:style>
    <style:style style:name="T57" style:family="text">
      <style:text-properties fo:font-weight="bold" officeooo:rsid="006253f8" style:font-weight-asian="bold" style:font-weight-complex="bold"/>
    </style:style>
    <style:style style:name="T58" style:family="text">
      <style:text-properties fo:font-weight="bold" officeooo:rsid="0067bfa0" style:font-weight-asian="bold" style:font-weight-complex="bold"/>
    </style:style>
    <style:style style:name="T59" style:family="text">
      <style:text-properties fo:font-weight="bold" officeooo:rsid="006a915a" style:font-weight-asian="bold" style:font-weight-complex="bold"/>
    </style:style>
    <style:style style:name="T60" style:family="text">
      <style:text-properties fo:font-weight="bold" officeooo:rsid="006c1e8c" style:font-weight-asian="bold" style:font-weight-complex="bold"/>
    </style:style>
    <style:style style:name="T61" style:family="text">
      <style:text-properties fo:font-weight="bold" officeooo:rsid="00806b24" style:font-weight-asian="bold" style:font-weight-complex="bold"/>
    </style:style>
    <style:style style:name="T62" style:family="text">
      <style:text-properties fo:font-weight="bold" officeooo:rsid="0088a8ce" style:font-weight-asian="bold" style:font-weight-complex="bold"/>
    </style:style>
    <style:style style:name="T63" style:family="text">
      <style:text-properties fo:font-weight="normal" officeooo:rsid="005eb6c6" style:font-weight-asian="normal" style:font-weight-complex="normal"/>
    </style:style>
    <style:style style:name="T64" style:family="text">
      <style:text-properties fo:font-weight="normal" officeooo:rsid="0088a8ce" style:font-weight-asian="normal" style:font-weight-complex="normal"/>
    </style:style>
    <style:style style:name="T65" style:family="text">
      <style:text-properties officeooo:rsid="00601268"/>
    </style:style>
    <style:style style:name="T66" style:family="text">
      <style:text-properties officeooo:rsid="006253f8"/>
    </style:style>
    <style:style style:name="T67" style:family="text">
      <style:text-properties officeooo:rsid="0067bfa0"/>
    </style:style>
    <style:style style:name="T68" style:family="text">
      <style:text-properties officeooo:rsid="006a915a"/>
    </style:style>
    <style:style style:name="T69" style:family="text">
      <style:text-properties officeooo:rsid="006c1e8c"/>
    </style:style>
    <style:style style:name="T70" style:family="text">
      <style:text-properties officeooo:rsid="0086d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HP <text:span text:style-name="T1">do jeito certo</text:span></text:p>
      <text:h text:style-name="Heading_20_1" text:outline-level="1">Paradigmas <text:span text:style-name="T34">e Recursos da linguagem</text:span></text:h>
      <text:p text:style-name="P9"><text:span text:style-name="T2"><text:tab/>PHP é </text:span><text:span text:style-name="T44">flexível</text:span><text:span text:style-name="T2"> e </text:span><text:span text:style-name="T44">suporta</text:span><text:span text:style-name="T2"> </text:span><text:span text:style-name="T44">diversos</text:span><text:span text:style-name="T2"> </text:span><text:span text:style-name="T44">paradigmas</text:span><text:span text:style-name="T2"> como:</text:span></text:p>
      <text:h text:style-name="P10" text:outline-level="2"><text:span text:style-name="T33">M</text:span>eta-programação</text:h>
      <text:p text:style-name="P1"><text:span text:style-name="T4"><text:tab/></text:span><text:span text:style-name="T5">Meta-programação é </text:span><text:span text:style-name="T19">baseada em um programa</text:span><text:span text:style-name="T5"> que tem </text:span><text:span text:style-name="T19">como</text:span><text:span text:style-name="T5"> </text:span><text:span text:style-name="T19">saída</text:span><text:span text:style-name="T5"> de </text:span><text:span text:style-name="T19">dados</text:span><text:span text:style-name="T5"> </text:span><text:span text:style-name="T19">outro</text:span><text:span text:style-name="T5"> </text:span><text:span text:style-name="T19">programa</text:span><text:span text:style-name="T4">. </text:span><text:span text:style-name="T5">Na </text:span><text:span text:style-name="T19">prática</text:span><text:span text:style-name="T5"> é uma </text:span><text:span text:style-name="T19">função</text:span><text:span text:style-name="T5">/</text:span><text:span text:style-name="T19">rotina</text:span><text:span text:style-name="T5"> que </text:span><text:span text:style-name="T19">altera</text:span><text:span text:style-name="T5"> um </text:span><text:span text:style-name="T19">programa</text:span><text:span text:style-name="T5"> para </text:span><text:span text:style-name="T19">modificar</text:span><text:span text:style-name="T5"> </text:span><text:span text:style-name="T8">seu </text:span><text:span text:style-name="T20">comportamento</text:span><text:span text:style-name="T8">(</text:span><text:span text:style-name="T6"> u</text:span><text:span text:style-name="T16">m</text:span><text:span text:style-name="T7"> </text:span><text:span text:style-name="T22">código</text:span><text:span text:style-name="T6"> que </text:span><text:span text:style-name="T21">atua</text:span><text:span text:style-name="T6"> sobre </text:span><text:span text:style-name="T21">outro</text:span><text:span text:style-name="T6"> c</text:span><text:span text:style-name="T12">ódigo</text:span><text:span text:style-name="T17">)</text:span><text:span text:style-name="T6">.</text:span></text:p>
      <text:p text:style-name="P1"><text:span text:style-name="T6"><text:tab/></text:span><text:span text:style-name="T9">Em </text:span><text:span text:style-name="T23">PHP</text:span><text:span text:style-name="T9"> a </text:span><text:span text:style-name="T23">meta</text:span><text:span text:style-name="T9">-</text:span><text:span text:style-name="T23">programação</text:span><text:span text:style-name="T9"> está </text:span><text:span text:style-name="T23">presente</text:span><text:span text:style-name="T9"> nos </text:span><text:span text:style-name="T23">métodos</text:span><text:span text:style-name="T9"> </text:span><text:span text:style-name="T23">mágicos</text:span><text:span text:style-name="T9"> e na </text:span><text:span text:style-name="T23">API de reflexão.</text:span></text:p>
      <text:h text:style-name="Heading_20_2" text:outline-level="2"><text:span text:style-name="T9">P</text:span><text:span text:style-name="T3">rogramas de linha de comando</text:span></text:h>
      <text:p text:style-name="P2"><text:span text:style-name="T10"><text:tab/>É </text:span><text:span text:style-name="T24">possível rodar scripts como programas de CLI</text:span><text:span text:style-name="T10"> </text:span><text:span text:style-name="T11">(command line interface), </text:span><text:span text:style-name="T13">eles são os arquivos .phar</text:span></text:p>
      <text:h text:style-name="Heading_20_1" text:outline-level="1"><text:bookmark text:name="xdebug_title"/>XDebug</text:h>
      <text:p text:style-name="Text_20_body"><text:tab/><text:span text:style-name="T35">É um</text:span><text:span text:style-name="T45"> depurador PHP que suporta depuração remota.</text:span></text:p>
      <text:h text:style-name="Heading_20_2" text:outline-level="2">Gerenciadores de dependência</text:h>
      <text:p text:style-name="Text_20_body"><text:tab/><text:span text:style-name="T35">Existem </text:span><text:span text:style-name="T45">2 principais</text:span><text:span text:style-name="T35">, </text:span><text:span text:style-name="T45">PEAR</text:span><text:span text:style-name="T35"> e </text:span><text:span text:style-name="T45">Composer.</text:span><text:span text:style-name="T35"> </text:span><text:span text:style-name="T45">PEAR</text:span><text:span text:style-name="T35"> deve ser </text:span><text:span text:style-name="T45">usado</text:span><text:span text:style-name="T35"> quando </text:span><text:span text:style-name="T45">gerenciando</text:span><text:span text:style-name="T35"> as </text:span><text:span text:style-name="T45">dependências</text:span><text:span text:style-name="T35"> de </text:span><text:span text:style-name="T45">mais</text:span><text:span text:style-name="T35"> </text:span><text:span text:style-name="T45">de</text:span><text:span text:style-name="T35"> um </text:span><text:span text:style-name="T45">projeto</text:span><text:span text:style-name="T35"> ao </text:span><text:span text:style-name="T45">mesmo</text:span><text:span text:style-name="T35"> </text:span><text:span text:style-name="T45">tempo</text:span><text:span text:style-name="T35"> e </text:span><text:span text:style-name="T45">Composer</text:span><text:span text:style-name="T35"> deve ser </text:span><text:span text:style-name="T45">usado</text:span><text:span text:style-name="T35"> quando </text:span><text:span text:style-name="T45">gerenciando</text:span><text:span text:style-name="T35"> </text:span><text:span text:style-name="T45">apenas</text:span><text:span text:style-name="T35"> </text:span><text:span text:style-name="T45">um </text:span><text:span text:style-name="T46">projeto</text:span><text:span text:style-name="T35">.</text:span></text:p>
      <text:p text:style-name="Text_20_body"><text:tab/><text:span text:style-name="T35">A </text:span><text:span text:style-name="T45">diferença</text:span><text:span text:style-name="T35"> entre os 2 é que </text:span><text:span text:style-name="T45">PEAR</text:span><text:span text:style-name="T35"> consegue </text:span><text:span text:style-name="T45">instalar</text:span><text:span text:style-name="T35"> as </text:span><text:span text:style-name="T45">dependências</text:span><text:span text:style-name="T35"> de </text:span><text:span text:style-name="T45">mais</text:span><text:span text:style-name="T35"> de um </text:span><text:span text:style-name="T45">projeto</text:span><text:span text:style-name="T35"> por </text:span><text:span text:style-name="T45">vez </text:span><text:span text:style-name="T47">(de maneira “global”)</text:span><text:span text:style-name="T35">.</text:span></text:p>
      <text:p text:style-name="Text_20_body"><text:tab/><text:span text:style-name="T35">É </text:span><text:span text:style-name="T45">possível</text:span><text:span text:style-name="T35"> </text:span><text:span text:style-name="T45">combinar</text:span><text:span text:style-name="T35"> os </text:span><text:span text:style-name="T45">dois</text:span><text:span text:style-name="T35"> no </text:span><text:span text:style-name="T45">mesmo</text:span><text:span text:style-name="T35"> </text:span><text:span text:style-name="T45">projeto</text:span><text:span text:style-name="T35">, instalado dependências de maneira global (para todos projetos) com PEAR de dentro do Composer com require.</text:span></text:p>
      <text:h text:style-name="Heading_20_1" text:outline-level="1">Data e Horário</text:h>
      <text:p text:style-name="P4"><text:tab/><text:span text:style-name="T36">A </text:span><text:span text:style-name="T48">classe</text:span><text:span text:style-name="T36"> </text:span><text:span text:style-name="T48">recomendada</text:span><text:span text:style-name="T36"> para trabalhar com data e horário é </text:span><text:span text:style-name="T48">DateTime</text:span><text:span text:style-name="T36">.</text:span></text:p>
      <text:h text:style-name="Heading_20_1" text:outline-level="1">Design Patterns</text:h>
      <text:p text:style-name="P3"><text:tab/>Os <text:span text:style-name="T43">mais</text:span> <text:span text:style-name="T43">relevantes</text:span> são:</text:p>
      <text:h text:style-name="Heading_20_3" text:outline-level="3"><text:soft-page-break/>Factory</text:h>
      <text:p text:style-name="Text_20_body"><text:tab/><text:span text:style-name="T37">Uma factory é uma </text:span><text:span text:style-name="T49">classe</text:span><text:span text:style-name="T37"> </text:span><text:span text:style-name="T49">responsável</text:span><text:span text:style-name="T37"> por </text:span><text:span text:style-name="T49">instanciar</text:span><text:span text:style-name="T37"> </text:span><text:span text:style-name="T49">objetos</text:span><text:span text:style-name="T37">, é muito </text:span><text:span text:style-name="T49">útil</text:span><text:span text:style-name="T37"> quando </text:span><text:span text:style-name="T49">criando</text:span><text:span text:style-name="T37"> classes que podem ter </text:span><text:span text:style-name="T49">diferentes</text:span><text:span text:style-name="T37"> </text:span><text:span text:style-name="T49">implementações</text:span><text:span text:style-name="T37">, por exemplo, classes de DAO.</text:span></text:p>
      <text:h text:style-name="Heading_20_4" text:outline-level="4">Singleton</text:h>
      <text:p text:style-name="Text_20_body"><text:tab/><text:span text:style-name="T38">Nesse padrão apenas </text:span><text:span text:style-name="T50">uma</text:span><text:span text:style-name="T38"> </text:span><text:span text:style-name="T50">instância</text:span><text:span text:style-name="T38"> de uma </text:span><text:span text:style-name="T50">classe</text:span><text:span text:style-name="T38"> é </text:span><text:span text:style-name="T50">acessível</text:span><text:span text:style-name="T38">. Esse padrão é útil para </text:span><text:span text:style-name="T50">objetos</text:span><text:span text:style-name="T38"> de </text:span><text:span text:style-name="T50">configuração</text:span><text:span text:style-name="T38">, </text:span><text:span text:style-name="T50">recursos</text:span><text:span text:style-name="T38"> </text:span><text:span text:style-name="T50">compartilhados</text:span><text:span text:style-name="T38"> e </text:span><text:span text:style-name="T50">conexões</text:span><text:span text:style-name="T38"> </text:span><text:span text:style-name="T50">persistentes</text:span><text:span text:style-name="T38">.</text:span></text:p>
      <text:h text:style-name="Heading_20_3" text:outline-level="3">Strategy </text:h>
      <text:p text:style-name="Text_20_body"><text:tab/><text:span text:style-name="T50">Encapsula</text:span><text:span text:style-name="T38"> um </text:span><text:span text:style-name="T50">conjunto</text:span><text:span text:style-name="T38"> de </text:span><text:span text:style-name="T50">estruturas</text:span><text:span text:style-name="T38"> de </text:span><text:span text:style-name="T50">dados</text:span><text:span text:style-name="T38"> que podem ser </text:span><text:span text:style-name="T50">usadas</text:span><text:span text:style-name="T38"> para </text:span><text:span text:style-name="T50">retornar</text:span><text:span text:style-name="T38"> </text:span><text:span text:style-name="T50">dados </text:span><text:span text:style-name="T51">de maneiras distintas</text:span><text:span text:style-name="T38">.</text:span></text:p>
      <text:h text:style-name="Heading_20_3" text:outline-level="3">Front Controller</text:h>
      <text:p text:style-name="P5"><text:tab/>É um <text:span text:style-name="T43">padrão</text:span> que só <text:span text:style-name="T43">deixa</text:span> uma <text:span text:style-name="T43">única</text:span> <text:span text:style-name="T43">entrada</text:span> disponível para a <text:span text:style-name="T43">aplicação</text:span>, é o <text:span text:style-name="T43">padrão</text:span> <text:span text:style-name="T43">aplicado</text:span> quando se usa <text:span text:style-name="T43">rotas</text:span> <text:span text:style-name="T43">+</text:span> <text:span text:style-name="T43">index</text:span>.<text:span text:style-name="T43">php</text:span>.</text:p>
      <text:h text:style-name="Heading_20_3" text:outline-level="3">MVC</text:h>
      <text:p text:style-name="Text_20_body"><text:tab/><text:span text:style-name="T52">Divide</text:span><text:span text:style-name="T39"> o </text:span><text:span text:style-name="T52">código</text:span><text:span text:style-name="T39"> em </text:span><text:span text:style-name="T52">3</text:span><text:span text:style-name="T39"> </text:span><text:span text:style-name="T52">objetos</text:span><text:span text:style-name="T39"> </text:span><text:span text:style-name="T52">lógicos</text:span><text:span text:style-name="T39"> com </text:span><text:span text:style-name="T52">funções</text:span><text:span text:style-name="T39"> </text:span><text:span text:style-name="T52">específicas</text:span><text:span text:style-name="T39">, os </text:span><text:span text:style-name="T52">Models</text:span><text:span text:style-name="T39"> são usados como uma </text:span><text:span text:style-name="T52">camada</text:span><text:span text:style-name="T39"> de </text:span><text:span text:style-name="T52">acesso</text:span><text:span text:style-name="T39"> aos </text:span><text:span text:style-name="T52">dados</text:span><text:span text:style-name="T39"> e </text:span><text:span text:style-name="T52">retornam</text:span><text:span text:style-name="T39"> </text:span><text:span text:style-name="T52">dados</text:span><text:span text:style-name="T39"> em formatos usáveis, </text:span><text:span text:style-name="T52">Controllers</text:span><text:span text:style-name="T39"> são usados para </text:span><text:span text:style-name="T52">tratar</text:span><text:span text:style-name="T39"> </text:span><text:span text:style-name="T52">requisições</text:span><text:span text:style-name="T39">, </text:span><text:span text:style-name="T52">processar</text:span><text:span text:style-name="T39"> </text:span><text:span text:style-name="T52">dados</text:span><text:span text:style-name="T39"> retornados por Models e </text:span><text:span text:style-name="T52">carregar</text:span><text:span text:style-name="T39"> as </text:span><text:span text:style-name="T52">Views</text:span><text:span text:style-name="T39"> (templates de saída de dados).</text:span></text:p>
      <text:h text:style-name="Heading_20_3" text:outline-level="3">Injeção de dependência</text:h>
      <text:p text:style-name="Text_20_body"><text:tab/><text:span text:style-name="T40">É</text:span> um <text:span text:style-name="T43">Design</text:span> <text:span text:style-name="T43">Pattern</text:span> que permite <text:span text:style-name="T43">retirar</text:span> as <text:span text:style-name="T43">dependências</text:span> <text:span text:style-name="T43">hard-coded</text:span> e torna <text:span text:style-name="T43">possível</text:span> <text:span text:style-name="T43">mudá</text:span>-<text:span text:style-name="T43">las</text:span>, seja em <text:span text:style-name="T43">tempo</text:span> de <text:span text:style-name="T43">execução</text:span> ou em <text:span text:style-name="T43">tempo</text:span> de <text:span text:style-name="T43">compilação, </text:span><text:span text:style-name="T64">ou seja, em vez de instanciar uma classe num método, por exemplo, eu faço meu método receber uma instância pronta</text:span>. <text:span text:style-name="T41">A injeção de dependência</text:span><text:span text:style-name="T53"> resolve os seguintes problemas:</text:span></text:p>
      <text:h text:style-name="Heading_20_4" text:outline-level="4">Inversão de controle</text:h>
      <text:p text:style-name="P6"><text:span text:style-name="T42"><text:tab/></text:span><text:span text:style-name="T54">Inverter</text:span><text:span text:style-name="T42"> </text:span><text:span text:style-name="T54">o</text:span><text:span text:style-name="T42"> </text:span><text:span text:style-name="T54">controle</text:span><text:span text:style-name="T42"> de um sistema é </text:span><text:span text:style-name="T25">desacoplar</text:span><text:span text:style-name="T18"> </text:span><text:span text:style-name="T25">objetos</text:span><text:span text:style-name="T18"> </text:span><text:span text:style-name="T25">instanciando</text:span><text:span text:style-name="T18">-</text:span><text:span text:style-name="T25">os</text:span><text:span text:style-name="T18"> em </text:span><text:span text:style-name="T25">outro</text:span><text:span text:style-name="T18"> </text:span><text:span text:style-name="T25">lugar</text:span><text:span text:style-name="T18"> do </text:span><text:span text:style-name="T14">sistema</text:span><text:span text:style-name="T18">. Exemplo: Em vez instanciar um objeto no construtor instanciar ele </text:span><text:span text:style-name="T30">no programa principal</text:span><text:span text:style-name="T18"> e passar como param para o construtor.</text:span></text:p>
      <text:h text:style-name="Heading_20_4" text:outline-level="4"><text:bookmark text:name="princípio-da-inversão-de-dependência"/>Princípio da Inversão de Dependência</text:h>
      <text:p text:style-name="Text_20_body"><text:tab/><text:span text:style-name="T42">É o </text:span><text:span text:style-name="T54">princípio D do S.O.L.I.D,</text:span><text:span text:style-name="T42"> ele diz que </text:span><text:span text:style-name="T54">não se deve depender de Objetos concretos mas sim de uma abstração.</text:span></text:p>
      <text:p text:style-name="Text_20_body"><text:span text:style-name="T54"><text:tab/></text:span><text:span text:style-name="T63">É o caso quando se passa como tipo de dados de um param uma interface e não um objeto.</text:span></text:p>
      <text:h text:style-name="Heading_20_1" text:outline-level="1"><text:soft-page-break/>Exceções e erros</text:h>
      <text:p text:style-name="Text_20_body"><text:tab/><text:span text:style-name="T55">Muitas</text:span><text:span text:style-name="T65"> </text:span><text:span text:style-name="T55">linguagens</text:span><text:span text:style-name="T65"> fazem </text:span><text:span text:style-name="T55">uso</text:span><text:span text:style-name="T65"> de </text:span><text:span text:style-name="T55">generalização</text:span><text:span text:style-name="T65"> </text:span><text:span text:style-name="T55">de</text:span><text:span text:style-name="T65"> </text:span><text:span text:style-name="T55">exceções</text:span><text:span text:style-name="T65"> (lançar exceções quando algo dá errado), mas esse </text:span><text:span text:style-name="T55">não é o caso de PHP</text:span><text:span text:style-name="T65"> que utiliza menos exceções.</text:span></text:p>
      <text:h text:style-name="Heading_20_2" text:outline-level="2">@ e Scream</text:h>
      <text:p text:style-name="Text_20_body"><text:tab/><text:span text:style-name="T65">É </text:span><text:span text:style-name="T55">possível</text:span><text:span text:style-name="T65"> </text:span><text:span text:style-name="T55">suprimir</text:span><text:span text:style-name="T65"> </text:span><text:span text:style-name="T55">erros</text:span><text:span text:style-name="T65"> usando o </text:span><text:span text:style-name="T55">operador</text:span><text:span text:style-name="T65"> </text:span><text:span text:style-name="T55">de</text:span><text:span text:style-name="T65"> </text:span><text:span text:style-name="T55">supressão</text:span><text:span text:style-name="T65"> de erros </text:span><text:span text:style-name="T55">@</text:span><text:span text:style-name="T65"> no </text:span><text:span text:style-name="T55">início</text:span><text:span text:style-name="T65"> de uma </text:span><text:span text:style-name="T55">expressão</text:span><text:span text:style-name="T65">, função, etc. Porém, usar esse </text:span><text:span text:style-name="T55">operador</text:span><text:span text:style-name="T65"> é uma </text:span><text:span text:style-name="T55">má</text:span><text:span text:style-name="T65"> </text:span><text:span text:style-name="T55">prática</text:span><text:span text:style-name="T65"> já que ele </text:span><text:span text:style-name="T55">afeta</text:span><text:span text:style-name="T65"> a </text:span><text:span text:style-name="T55">performance</text:span><text:span text:style-name="T65"> e faz com que seja </text:span><text:span text:style-name="T55">impossível</text:span><text:span text:style-name="T65"> </text:span><text:span text:style-name="T55">detectar</text:span><text:span text:style-name="T65"> o </text:span><text:span text:style-name="T55">erro </text:span><text:span text:style-name="T56">no debug</text:span><text:span text:style-name="T55">.</text:span></text:p>
      <text:p text:style-name="Text_20_body"><text:tab/><text:span text:style-name="T66">Para </text:span><text:span text:style-name="T57">contornar</text:span><text:span text:style-name="T66"> o uso do </text:span><text:span text:style-name="T57">operador</text:span><text:span text:style-name="T66"> </text:span><text:span text:style-name="T57">@</text:span><text:span text:style-name="T66"> pode </text:span><text:span text:style-name="T57">ser</text:span><text:span text:style-name="T66"> </text:span><text:span text:style-name="T57">usada</text:span><text:span text:style-name="T66"> a </text:span><text:span text:style-name="T31">e</text:span><text:span text:style-name="T32">xtensão</text:span><text:span text:style-name="T66"> </text:span><text:span text:style-name="T57">scream</text:span><text:span text:style-name="T66">. Ela </text:span><text:span text:style-name="T57">desabilita</text:span><text:span text:style-name="T66"> o </text:span><text:span text:style-name="T57">operador</text:span><text:span text:style-name="T66"> de erros de </text:span><text:span text:style-name="T57">maneira</text:span><text:span text:style-name="T66"> </text:span><text:span text:style-name="T57">temporária</text:span><text:span text:style-name="T66">, </text:span><text:span text:style-name="T57">Xdebug</text:span><text:span text:style-name="T66"> também tem uma </text:span><text:span text:style-name="T57">funcionalidade</text:span><text:span text:style-name="T66"> </text:span><text:span text:style-name="T57">parecida</text:span><text:span text:style-name="T66">.</text:span></text:p>
      <text:h text:style-name="Heading_20_2" text:outline-level="2"><text:bookmark text:name="errorexception"/>ErrorException</text:h>
      <text:p text:style-name="Text_20_body"><text:tab/><text:span text:style-name="T67">É uma </text:span><text:span text:style-name="T58">classe</text:span><text:span text:style-name="T67"> que </text:span><text:span text:style-name="T58">herda</text:span><text:span text:style-name="T67"> de </text:span><text:span text:style-name="T58">Exception</text:span><text:span text:style-name="T67">, ela é usada para </text:span><text:span text:style-name="T58">gerar</text:span><text:span text:style-name="T67"> um </text:span><text:span text:style-name="T28">E_</text:span><text:span text:style-name="T27">ERROR</text:span><text:span text:style-name="T67"> </text:span><text:span text:style-name="T58">como</text:span><text:span text:style-name="T67"> </text:span><text:span text:style-name="T58">exceção</text:span><text:span text:style-name="T67"> e é muito </text:span><text:span text:style-name="T58">útil</text:span><text:span text:style-name="T67"> em fase de </text:span><text:span text:style-name="T58">desenvolvimento</text:span><text:span text:style-name="T67">.</text:span></text:p>
      <text:h text:style-name="Heading_20_2" text:outline-level="2">Quando lançar exceções</text:h>
      <text:p text:style-name="Text_20_body"><text:tab/><text:span text:style-name="T59">Muitas</text:span><text:span text:style-name="T68"> </text:span><text:span text:style-name="T59">funções</text:span><text:span text:style-name="T68"> não lançam exceções, mas </text:span><text:span text:style-name="T59">retornam</text:span><text:span text:style-name="T68"> </text:span><text:span text:style-name="T59">false</text:span><text:span text:style-name="T68"> e </text:span><text:span text:style-name="T59">deixam</text:span><text:span text:style-name="T68"> a </text:span><text:span text:style-name="T59">mensagem</text:span><text:span text:style-name="T68"> </text:span><text:span text:style-name="T59">acessível</text:span><text:span text:style-name="T68"> através de uma outra </text:span><text:span text:style-name="T59">função</text:span><text:span text:style-name="T68">, isso é </text:span><text:span text:style-name="T59">problemático</text:span><text:span text:style-name="T68">, pois é </text:span><text:span text:style-name="T59">necessário</text:span><text:span text:style-name="T68"> </text:span><text:span text:style-name="T59">conhecer</text:span><text:span text:style-name="T68"> a </text:span><text:span text:style-name="T59">função</text:span><text:span text:style-name="T68"> para saber a </text:span><text:span text:style-name="T59">causa</text:span><text:span text:style-name="T68"> do </text:span><text:span text:style-name="T59">erro</text:span><text:span text:style-name="T68">.</text:span></text:p>
      <text:p text:style-name="Text_20_body"><text:tab/><text:span text:style-name="T68">Para resolver o problema podem ser </text:span><text:span text:style-name="T59">usadas</text:span><text:span text:style-name="T68"> </text:span><text:span text:style-name="T59">exceções</text:span><text:span text:style-name="T68">, elas devem ser </text:span><text:span text:style-name="T59">lançadas</text:span><text:span text:style-name="T68"> </text:span><text:span text:style-name="T59">usando</text:span><text:span text:style-name="T68"> </text:span><text:span text:style-name="T59">bom</text:span><text:span text:style-name="T68"> </text:span><text:span text:style-name="T59">senso</text:span><text:span text:style-name="T68"> e só </text:span><text:span text:style-name="T59">devem</text:span><text:span text:style-name="T68"> </text:span><text:span text:style-name="T59">terminar</text:span><text:span text:style-name="T68"> a execução em </text:span><text:span text:style-name="T59">casos</text:span><text:span text:style-name="T68"> mais </text:span><text:span text:style-name="T59">graves</text:span><text:span text:style-name="T68">. A função da </text:span><text:span text:style-name="T59">exceção</text:span><text:span text:style-name="T68"> é </text:span><text:span text:style-name="T59">informar</text:span><text:span text:style-name="T68"> o programador que </text:span><text:span text:style-name="T59">ocorreu</text:span><text:span text:style-name="T68"> um </text:span><text:span text:style-name="T59">erro</text:span><text:span text:style-name="T68"> e ajudá-lo a </text:span><text:span text:style-name="T59">tratá</text:span><text:span text:style-name="T68">-</text:span><text:span text:style-name="T59">lo</text:span><text:span text:style-name="T68">.</text:span></text:p>
      <text:h text:style-name="Heading_20_2" text:outline-level="2">SPL Exceptions</text:h>
      <text:p text:style-name="P7"><text:tab/><text:span text:style-name="T69">A </text:span><text:span text:style-name="T60">classe</text:span><text:span text:style-name="T69"> </text:span><text:span text:style-name="T60">exception</text:span><text:span text:style-name="T69"> é muito </text:span><text:span text:style-name="T60">limitada</text:span><text:span text:style-name="T69"> e </text:span><text:span text:style-name="T60">não</text:span><text:span text:style-name="T69"> </text:span><text:span text:style-name="T60">fornece</text:span><text:span text:style-name="T69"> </text:span><text:span text:style-name="T60">informações</text:span><text:span text:style-name="T69"> </text:span><text:span text:style-name="T60">suficiente</text:span><text:span text:style-name="T61">s</text:span><text:span text:style-name="T69"> e por isso, </text:span><text:span text:style-name="T60">às</text:span><text:span text:style-name="T69"> </text:span><text:span text:style-name="T60">vezes</text:span><text:span text:style-name="T69"> é </text:span><text:span text:style-name="T60">necessário</text:span><text:span text:style-name="T69"> criar </text:span><text:span text:style-name="T60">exceções</text:span><text:span text:style-name="T69"> </text:span><text:span text:style-name="T60">personalizadas</text:span><text:span text:style-name="T69">, porém </text:span><text:span text:style-name="T60">existem</text:span><text:span text:style-name="T69"> as </text:span><text:span text:style-name="T60">SPL</text:span><text:span text:style-name="T69"> </text:span><text:span text:style-name="T60">Exceptions</text:span><text:span text:style-name="T69">, que são um </text:span><text:span text:style-name="T60">conjunto</text:span><text:span text:style-name="T69"> de </text:span><text:span text:style-name="T60">exceções</text:span><text:span text:style-name="T69"> </text:span><text:span text:style-name="T60">pré</text:span><text:span text:style-name="T69">-</text:span><text:span text:style-name="T60">definidas</text:span><text:span text:style-name="T69"> que podem ser </text:span><text:span text:style-name="T60">usadas</text:span><text:span text:style-name="T69"> no lugar de </text:span><text:span text:style-name="T60">algumas</text:span><text:span text:style-name="T69"> </text:span><text:span text:style-name="T60">exceções</text:span><text:span text:style-name="T69"> </text:span><text:span text:style-name="T60">personalizadas</text:span><text:span text:style-name="T69">.</text:span></text:p>
      <text:p text:style-name="P7"/>
      <text:p text:style-name="P8">TERMINAR DE LER APÓS ESTUDAR SOBRE SEGURANÇA E PHP CORE</text:p>
      <text:p text:style-name="Text_20_body"><text:a xlink:type="simple" xlink:href="http://br.phptherightway.com/#desenvolvimento_guiado_por_testes" text:style-name="Internet_20_link" text:visited-style-name="Visited_20_Internet_20_Link">http://br.phptherightway.com/#desenvolvimento_guiado_por_testes</text:a> </text:p>
      <text:p text:style-name="Text_20_body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9T12:54:04.924000000</meta:creation-date>
    <meta:editing-duration>PT2H45M6S</meta:editing-duration>
    <meta:editing-cycles>94</meta:editing-cycles>
    <meta:generator>LibreOffice/6.3.4.2$Windows_X86_64 LibreOffice_project/60da17e045e08f1793c57c00ba83cdfce946d0aa</meta:generator>
    <dc:date>2020-09-25T19:44:17.188000000</dc:date>
    <meta:document-statistic meta:table-count="0" meta:image-count="0" meta:object-count="0" meta:page-count="3" meta:paragraph-count="50" meta:word-count="738" meta:character-count="4541" meta:non-whitespace-character-count="3823"/>
    <meta:template xlink:type="simple" xlink:actuate="onRequest" xlink:title="modelo" xlink:href="../../AppData/Roaming/LibreOffice/4/user/template/modelo.ott" meta:date="2020-08-29T12:54:04.349000000"/>
  </office:meta>
</office:document-meta>
</file>